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1cb3a" style:font-size-asian="14pt" style:font-size-complex="14pt"/>
    </style:style>
    <style:style style:name="P2" style:family="paragraph" style:parent-style-name="Standard">
      <style:text-properties style:font-name="Times New Roman" fo:font-size="10pt" officeooo:paragraph-rsid="0011cb3a" style:font-size-asian="10pt" style:font-size-complex="10pt"/>
    </style:style>
    <style:style style:name="P3" style:family="paragraph" style:parent-style-name="Основной_20_Текст">
      <style:paragraph-properties fo:text-align="center" style:justify-single-word="false"/>
      <style:text-properties officeooo:paragraph-rsid="0011cb3a"/>
    </style:style>
    <style:style style:name="P4" style:family="paragraph" style:parent-style-name="Основной_20_Текст">
      <style:paragraph-properties fo:text-align="center" style:justify-single-word="false"/>
      <style:text-properties fo:font-weight="bold" officeooo:paragraph-rsid="0011cb3a" style:font-weight-asian="bold"/>
    </style:style>
    <style:style style:name="P5" style:family="paragraph" style:parent-style-name="Основной_20_Текст">
      <style:text-properties fo:font-size="10pt" officeooo:paragraph-rsid="0011cb3a" style:font-size-asian="10pt" style:font-size-complex="10pt"/>
    </style:style>
    <style:style style:name="P6" style:family="paragraph" style:parent-style-name="Основной_20_Текст">
      <style:text-properties officeooo:paragraph-rsid="0011cb3a"/>
    </style:style>
    <style:style style:name="P7" style:family="paragraph" style:parent-style-name="Основной_20_Текст">
      <style:text-properties officeooo:paragraph-rsid="00139937"/>
    </style:style>
    <style:style style:name="P8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11cb3a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39937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екоммерческое акционерное общество</text:p>
      <text:p text:style-name="P3">«АЛМАТИНСКИЙ УНИВЕРСИТЕТ ЭНЕРГЕТИКИ И СВЯЗИ»</text:p>
      <text:p text:style-name="P3"/>
      <text:p text:style-name="P3">Кафедра <text:span text:style-name="T2">э</text:span>лектроник<text:span text:style-name="T2">и</text:span></text:p>
      <text:p text:style-name="P3"/>
      <text:p text:style-name="P3"/>
      <text:p text:style-name="P4">ОТЧЕТ </text:p>
      <text:p text:style-name="P4">по лабораторной работе № ___</text:p>
      <text:p text:style-name="P4"/>
      <text:p text:style-name="P7">По дисциплине: «Электроника»</text:p>
      <text:p text:style-name="P6"/>
      <text:p text:style-name="P6">На тему: ________________________________________________</text:p>
      <text:p text:style-name="P6"/>
      <text:p text:style-name="P6">Специальность: «Автоматизация и Управление»</text:p>
      <text:p text:style-name="P6"/>
      <text:p text:style-name="P6">Выполнил: _______________ Группа: АУ-18-5 Вариант: ___</text:p>
      <text:p text:style-name="P6"/>
      <text:p text:style-name="P7">Принял: <text:span text:style-name="T2">c</text:span>тарший преподаватель Жумагазин Б. А.</text:p>
      <text:p text:style-name="P6"/>
      <text:p text:style-name="P6"/>
      <text:p text:style-name="P6"/>
      <text:p text:style-name="P6"><draw:custom-shape text:anchor-type="char" draw:z-index="0" draw:style-name="gr1" draw:text-style-name="P1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6"><text:s text:c="3"/><text:span text:style-name="T1">(оценка) <text:s text:c="29"/>(подпись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tab/></text:p>
      <text:p text:style-name="P1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2:06:15.055405293</meta:creation-date>
    <dc:date>2019-09-12T22:09:07.636770132</dc:date>
    <meta:editing-duration>PT2M53S</meta:editing-duration>
    <meta:editing-cycles>2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46" meta:character-count="532" meta:non-whitespace-character-count="365"/>
  </office:meta>
</office:document-meta>
</file>